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c49" officeooo:paragraph-rsid="0015e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érminos y condici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4T16:38:15.069000000</meta:creation-date>
    <dc:date>2020-07-04T16:39:23.015000000</dc:date>
    <meta:editing-duration>PT1M14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4.4.2$Windows_X86_64 LibreOffice_project/3d775be2011f3886db32dfd395a6a6d1ca2630ff</meta:generator>
  </office:meta>
</office:document-meta>
</file>